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2efa4" officeooo:paragraph-rsid="0002efa4"/>
    </style:style>
    <style:style style:name="P2" style:family="paragraph" style:parent-style-name="Standard" style:list-style-name="L2">
      <style:text-properties officeooo:rsid="0002efa4" officeooo:paragraph-rsid="0002efa4"/>
    </style:style>
    <style:style style:name="P3" style:family="paragraph" style:parent-style-name="Standard" style:list-style-name="L2">
      <style:text-properties officeooo:rsid="0002efa4" officeooo:paragraph-rsid="00048bf0"/>
    </style:style>
    <style:style style:name="P4" style:family="paragraph" style:parent-style-name="Standard" style:list-style-name="L7">
      <style:text-properties officeooo:rsid="0002efa4" officeooo:paragraph-rsid="0002efa4"/>
    </style:style>
    <style:style style:name="P5" style:family="paragraph" style:parent-style-name="Standard" style:list-style-name="L9">
      <style:text-properties fo:font-weight="normal" officeooo:rsid="00048bf0" officeooo:paragraph-rsid="00048bf0" style:font-weight-asian="normal" style:font-weight-complex="normal"/>
    </style:style>
    <style:style style:name="P6" style:family="paragraph" style:parent-style-name="Standard" style:list-style-name="L12">
      <style:text-properties fo:font-weight="normal" officeooo:rsid="00048bf0" officeooo:paragraph-rsid="00048bf0" style:font-weight-asian="normal" style:font-weight-complex="normal"/>
    </style:style>
    <style:style style:name="P7" style:family="paragraph" style:parent-style-name="Standard" style:list-style-name="L13">
      <style:text-properties fo:font-weight="normal" officeooo:rsid="00048bf0" officeooo:paragraph-rsid="00049aa3" style:font-weight-asian="normal" style:font-weight-complex="normal"/>
    </style:style>
    <style:style style:name="P8" style:family="paragraph" style:parent-style-name="Standard" style:list-style-name="L13">
      <style:text-properties fo:font-weight="normal" officeooo:rsid="00049aa3" officeooo:paragraph-rsid="00049aa3" style:font-weight-asian="normal" style:font-weight-complex="normal"/>
    </style:style>
    <style:style style:name="P9" style:family="paragraph" style:parent-style-name="Standard" style:list-style-name="L8">
      <style:text-properties officeooo:rsid="0004358d" officeooo:paragraph-rsid="0004358d"/>
    </style:style>
    <style:style style:name="P10" style:family="paragraph" style:parent-style-name="Standard" style:list-style-name="L9">
      <style:text-properties officeooo:rsid="00048bf0" officeooo:paragraph-rsid="00048bf0"/>
    </style:style>
    <style:style style:name="P11" style:family="paragraph" style:parent-style-name="Standard" style:list-style-name="L10">
      <style:text-properties officeooo:rsid="00048bf0" officeooo:paragraph-rsid="00048bf0"/>
    </style:style>
    <style:style style:name="P12" style:family="paragraph" style:parent-style-name="Standard" style:list-style-name="L2">
      <style:text-properties officeooo:rsid="00048bf0" officeooo:paragraph-rsid="00048bf0"/>
    </style:style>
    <style:style style:name="P13" style:family="paragraph" style:parent-style-name="Standard" style:list-style-name="L11">
      <style:text-properties officeooo:rsid="00048bf0" officeooo:paragraph-rsid="00048bf0"/>
    </style:style>
    <style:style style:name="P14" style:family="paragraph" style:parent-style-name="Standard" style:list-style-name="L12">
      <style:text-properties officeooo:rsid="00048bf0" officeooo:paragraph-rsid="00048bf0"/>
    </style:style>
    <style:style style:name="P15" style:family="paragraph" style:parent-style-name="Standard" style:list-style-name="L13">
      <style:text-properties officeooo:rsid="00048bf0" officeooo:paragraph-rsid="00049aa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49aa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echnical Feedback Questionnaire</text:h>
      <text:list xml:id="list2718990943" text:style-name="L2">
        <text:list-item>
          <text:p text:style-name="P2">What is your name?</text:p>
        </text:list-item>
      </text:list>
      <text:list text:style-name="L7">
        <text:list-item>
          <text:p text:style-name="P4">Answer:<text:span text:style-name="T2"> </text:span><text:span text:style-name="T1">[text box]</text:span></text:p>
        </text:list-item>
      </text:list>
      <text:list xml:id="list124328169767457" text:continue-list="list2718990943" text:style-name="L2">
        <text:list-item>
          <text:p text:style-name="P2">What is your age?</text:p>
        </text:list-item>
      </text:list>
      <text:list text:style-name="L8">
        <text:list-item>
          <text:p text:style-name="P9">Answers: <text:span text:style-name="T1">[select one]</text:span></text:p>
          <text:list>
            <text:list-item>
              <text:p text:style-name="P9">Under 18</text:p>
            </text:list-item>
            <text:list-item>
              <text:p text:style-name="P9">18-24</text:p>
            </text:list-item>
            <text:list-item>
              <text:p text:style-name="P9">25-34</text:p>
            </text:list-item>
            <text:list-item>
              <text:p text:style-name="P9">35-44</text:p>
            </text:list-item>
            <text:list-item>
              <text:p text:style-name="P9">45-54</text:p>
            </text:list-item>
            <text:list-item>
              <text:p text:style-name="P9">55+</text:p>
            </text:list-item>
          </text:list>
        </text:list-item>
      </text:list>
      <text:list xml:id="list124326885024487" text:continue-list="list124328169767457" text:style-name="L2">
        <text:list-item>
          <text:p text:style-name="P2">How intuitive do you find the website's navigation?</text:p>
        </text:list-item>
      </text:list>
      <text:list text:style-name="L10">
        <text:list-item>
          <text:p text:style-name="P11">Answers: <text:span text:style-name="T1">[select one]</text:span></text:p>
          <text:list>
            <text:list-item>
              <text:p text:style-name="P11">Very intuitive</text:p>
            </text:list-item>
            <text:list-item>
              <text:p text:style-name="P11">Somewhat intuitive</text:p>
            </text:list-item>
            <text:list-item>
              <text:p text:style-name="P11">Neutral</text:p>
            </text:list-item>
            <text:list-item>
              <text:p text:style-name="P11">Somewhat unintuitive</text:p>
            </text:list-item>
            <text:list-item>
              <text:p text:style-name="P11">Very unintuitive</text:p>
            </text:list-item>
          </text:list>
        </text:list-item>
      </text:list>
      <text:list xml:id="list124326212315317" text:continue-list="list124326885024487" text:style-name="L2">
        <text:list-item>
          <text:p text:style-name="P2">Did all the interactive elements (buttons, forms) work as expected?</text:p>
        </text:list-item>
      </text:list>
      <text:list text:style-name="L13">
        <text:list-item>
          <text:p text:style-name="P15">Answers: <text:span text:style-name="T1">[select one]</text:span></text:p>
          <text:list>
            <text:list-item>
              <text:p text:style-name="P8">Yes</text:p>
            </text:list-item>
            <text:list-item>
              <text:p text:style-name="P7"><text:span text:style-name="T3">No</text:span> <text:span text:style-name="T1">[explain further]</text:span></text:p>
            </text:list-item>
          </text:list>
        </text:list-item>
      </text:list>
      <text:list xml:id="list124326533185785" text:continue-list="list124326212315317" text:style-name="L2">
        <text:list-item>
          <text:p text:style-name="P2">Did you encounter any broken links or error messages?</text:p>
        </text:list-item>
      </text:list>
      <text:list text:style-name="L9">
        <text:list-item>
          <text:p text:style-name="P10">Answers: <text:span text:style-name="T1">[select one]</text:span></text:p>
          <text:list>
            <text:list-item>
              <text:p text:style-name="P5">No</text:p>
            </text:list-item>
            <text:list-item>
              <text:p text:style-name="P5">Yes <text:span text:style-name="T1">[explain further]</text:span></text:p>
            </text:list-item>
          </text:list>
        </text:list-item>
      </text:list>
      <text:list xml:id="list124328131169361" text:continue-list="list124326533185785" text:style-name="L2">
        <text:list-item>
          <text:p text:style-name="P3">Are there any features that you found difficult to use?</text:p>
        </text:list-item>
      </text:list>
      <text:list text:style-name="L12">
        <text:list-item>
          <text:p text:style-name="P14">Answers: <text:span text:style-name="T1">[select one]</text:span></text:p>
          <text:list>
            <text:list-item>
              <text:p text:style-name="P6">No</text:p>
            </text:list-item>
            <text:list-item>
              <text:p text:style-name="P6">Yes <text:span text:style-name="T1">[explain further]</text:span></text:p>
            </text:list-item>
          </text:list>
        </text:list-item>
      </text:list>
      <text:list xml:id="list124328318635523" text:continue-list="list124328131169361" text:style-name="L2">
        <text:list-item>
          <text:p text:style-name="P12">How can we improve the overall technical experience for users like you?</text:p>
        </text:list-item>
      </text:list>
      <text:list text:style-name="L11">
        <text:list-item>
          <text:p text:style-name="P13">Answer: <text:span text:style-name="T1">[text box]</text:span></text:p>
        </text:list-item>
      </text:list>
      <text:list text:continue-list="list124328318635523" text:style-name="L2">
        <text:list-item>
          <text:p text:style-name="P12">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4T11:53:08.372594104</meta:creation-date>
    <meta:generator>LibreOffice/24.2.7.2$Linux_X86_64 LibreOffice_project/420$Build-2</meta:generator>
    <dc:date>2026-02-04T12:43:26.087881112</dc:date>
    <meta:editing-duration>PT17M14S</meta:editing-duration>
    <meta:editing-cycles>1</meta:editing-cycles>
    <meta:document-statistic meta:table-count="0" meta:image-count="0" meta:object-count="0" meta:page-count="1" meta:paragraph-count="33" meta:word-count="142" meta:character-count="721" meta:non-whitespace-character-count="644"/>
  </office:meta>
</office:document-meta>
</file>